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16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 table:number-columns-spanned="3" table:number-rows-spanned="1">
            <text:p>Table 5. Data Latch Bit Assignmen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IT NUMBER</text:p>
          </table:table-cell>
          <table:table-cell office:value-type="string" calcext:value-type="string">
            <text:p>BIT NAME</text:p>
          </table:table-cell>
          <table:table-cell office:value-type="string" calcext:value-type="string">
            <text:p>CONTROLLED CHANNEL/FUNC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-0</text:p>
          </table:table-cell>
          <table:table-cell office:value-type="string" calcext:value-type="string">
            <text:p>GSR0</text:p>
          </table:table-cell>
          <table:table-cell office:value-type="string" calcext:value-type="string">
            <text:p>GS data bits 15 to 0 for OUTR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1-16</text:p>
          </table:table-cell>
          <table:table-cell office:value-type="string" calcext:value-type="string">
            <text:p>GSG0</text:p>
          </table:table-cell>
          <table:table-cell office:value-type="string" calcext:value-type="string">
            <text:p>GS data bits 15 to 0 for OUTG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7-32</text:p>
          </table:table-cell>
          <table:table-cell office:value-type="string" calcext:value-type="string">
            <text:p>GSB0</text:p>
          </table:table-cell>
          <table:table-cell office:value-type="string" calcext:value-type="string">
            <text:p>GS data bits 15 to 0 for OUTB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3-48</text:p>
          </table:table-cell>
          <table:table-cell office:value-type="string" calcext:value-type="string">
            <text:p>GSR1</text:p>
          </table:table-cell>
          <table:table-cell office:value-type="string" calcext:value-type="string">
            <text:p>GS data bits 15 to 0 for OUTR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9-64</text:p>
          </table:table-cell>
          <table:table-cell office:value-type="string" calcext:value-type="string">
            <text:p>GSG1</text:p>
          </table:table-cell>
          <table:table-cell office:value-type="string" calcext:value-type="string">
            <text:p>GS data bits 15 to 0 for OUTG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5-80</text:p>
          </table:table-cell>
          <table:table-cell office:value-type="string" calcext:value-type="string">
            <text:p>GSB1</text:p>
          </table:table-cell>
          <table:table-cell office:value-type="string" calcext:value-type="string">
            <text:p>GS data bits 15 to 0 for OUTB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1-96</text:p>
          </table:table-cell>
          <table:table-cell office:value-type="string" calcext:value-type="string">
            <text:p>GSR2</text:p>
          </table:table-cell>
          <table:table-cell office:value-type="string" calcext:value-type="string">
            <text:p>GS data bits 15 to 0 for OUT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7-112</text:p>
          </table:table-cell>
          <table:table-cell office:value-type="string" calcext:value-type="string">
            <text:p>GSG2</text:p>
          </table:table-cell>
          <table:table-cell office:value-type="string" calcext:value-type="string">
            <text:p>GS data bits 15 to 0 for OUTG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3-128</text:p>
          </table:table-cell>
          <table:table-cell office:value-type="string" calcext:value-type="string">
            <text:p>GSB2</text:p>
          </table:table-cell>
          <table:table-cell office:value-type="string" calcext:value-type="string">
            <text:p>GS data bits 15 to 0 for OUTB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9-144</text:p>
          </table:table-cell>
          <table:table-cell office:value-type="string" calcext:value-type="string">
            <text:p>GSR3</text:p>
          </table:table-cell>
          <table:table-cell office:value-type="string" calcext:value-type="string">
            <text:p>GS data bits 15 to 0 for OUTR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5-160</text:p>
          </table:table-cell>
          <table:table-cell office:value-type="string" calcext:value-type="string">
            <text:p>GSG3</text:p>
          </table:table-cell>
          <table:table-cell office:value-type="string" calcext:value-type="string">
            <text:p>GS data bits 15 to 0 for OUTG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1-176</text:p>
          </table:table-cell>
          <table:table-cell office:value-type="string" calcext:value-type="string">
            <text:p>GSB3</text:p>
          </table:table-cell>
          <table:table-cell office:value-type="string" calcext:value-type="string">
            <text:p>GS data bits 15 to 0 for OUTB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8-192</text:p>
          </table:table-cell>
          <table:table-cell office:value-type="string" calcext:value-type="string">
            <text:p>BCR</text:p>
          </table:table-cell>
          <table:table-cell office:value-type="string" calcext:value-type="string">
            <text:p>BC data bits 6 to 0 for OUTR0-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5-199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BC data bits 6 to 0 for OUTG0-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-206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BC data bits 6 to 0 for OUTB0-3</text:p>
          </table:table-cell>
          <table:table-cell table:number-columns-repeated="102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onstant-current output enable bit in FC data (0 = output control enabled, 1 = blank).</text:p>
            <text:p>When this bit is 0, all constant-current outputs (OUTR0-OUTB3) are controlled by the GS PWM timing</text:p>
            <text:p>controller. When this bit is 1, all constant-current outputs are forced off. The GS counter is reset to 0,</text:p>
            <text:p>and the GS PWM timing controller is initialized. When the IC is powered on, this bit is set to 1.</text:p>
            <text:p/>
          </table:table-cell>
          <table:table-cell table:number-columns-repeated="1021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DSPRPT</text:p>
          </table:table-cell>
          <table:table-cell office:value-type="string" calcext:value-type="string">
            <text:p>Auto display repeat mode enable bit in FC data (0 = disabled, 1 = enabled).</text:p>
            <text:p>When this bit is 0, the auto repeat function is disabled. Each constant-current output is only turned on</text:p>
            <text:p>once, according the GS data after BLANK is set to 0 or after the internal latch pulse is generated with</text:p>
            <text:p>the TMGRST bit set to 1. When this bit is 1, each output turns on and off according to the GS data</text:p>
            <text:p>every 65536 GS reference clocks.</text:p>
            <text:p/>
          </table:table-cell>
          <table:table-cell table:number-columns-repeated="1021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TMGRST</text:p>
          </table:table-cell>
          <table:table-cell office:value-type="string" calcext:value-type="string">
            <text:p>Display timing reset mode enable bit in FC data (0 = disabled, 1 = enabled).</text:p>
            <text:p>When this bit is 1, the GS counter is reset to 0 and all constant-current outputs are forced off when the</text:p>
            <text:p>internal latch pulse is generated for data latching. This function is the same when BLANK is set to 0.</text:p>
            <text:p>Therefore, BLANK does not need to be controlled by an external controller when this mode is enabled.</text:p>
            <text:p>When this bit is 0, the GS counter is not reset and no output is forced off even if the internal latch pulse</text:p>
            <text:p>is generated.</text:p>
            <text:p/>
          </table:table-cell>
          <table:table-cell table:number-columns-repeated="1021"/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EXTGCK</text:p>
          </table:table-cell>
          <table:table-cell office:value-type="string" calcext:value-type="string">
            <text:p>GS reference clock select bit in FC data (0 = internal oscillator clock, 1 = SCKI clock).</text:p>
            <text:p>When this bit is 1, PWM timing refers to the SCKI clock. When this bit is 0, PWM timing refers to the</text:p>
            <text:p>internal oscillator clock.</text:p>
            <text:p/>
          </table:table-cell>
          <table:table-cell table:number-columns-repeated="102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OUTTMG</text:p>
          </table:table-cell>
          <table:table-cell office:value-type="string" calcext:value-type="string">
            <text:p>GS reference clock edge select bit for OUTXn on-off timing control in FC data (0 = falling edge, 1 =</text:p>
            <text:p>rising edge).</text:p>
            <text:p>When this bit is 1, OUTXn are turned on or off at the rising edge of the selected GS reference clock.</text:p>
            <text:p>When this bit is 0, OUTXn are turned on or off at the falling edge of the selected clock.</text:p>
            <text:p/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rüger</meta:initial-creator>
    <meta:creation-date>2016-02-14T19:02:16.794425379</meta:creation-date>
    <dc:date>2016-02-14T19:03:34.062034541</dc:date>
    <dc:creator>Stefan Krüger</dc:creator>
    <meta:editing-duration>PT1M17S</meta:editing-duration>
    <meta:editing-cycles>1</meta:editing-cycles>
    <meta:document-statistic meta:table-count="1" meta:cell-count="64" meta:object-count="0"/>
    <meta:generator>LibreOffice/5.0.2.2$Linux_X86_64 LibreOffice_project/00m0$Build-2</meta:generator>
  </office:meta>
</office:document-meta>
</file>